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0">
      <style:text-properties fo:color="#ff3333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Sažetak rada “Indexing compressed text” (Ferragina i Manzini)</text:h>
      <text:p text:style-name="P3"/>
      <text:list xml:id="list1612239437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411022815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2115979304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378924437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64741231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562849176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672216958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307013335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591935161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197533719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582082830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2152705857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6">strukture: </text:p>
                  <text:list>
                    <text:list-item>
                      <text:p text:style-name="P27">Trie <text:s/></text:p>
                      <text:list>
                        <text:list-item>
                          <text:p text:style-name="P27">sadrži čvorove od kojih svaki predstavlja jednu LZ78 riječ</text:p>
                        </text:list-item>
                        <text:list-item>
                          <text:p text:style-name="P30">pokazivače na djecu pamtim pomoću mape</text:p>
                        </text:list-item>
                        <text:list-item>
                          <text:p text:style-name="P27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7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8">lociranje preklapajućih pojavljivanja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strukture: </text:p>
                      <text:list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1">KOJI JE TO SKUP?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<text:soft-page-break/>članak od Alstrupa govori kako napraviti ovu strukturu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2">GET_OVERLAPPING_LONG(P[1,p]) <text:span text:style-name="T20">algoritam</text:span></text:p>
                      <text:list>
                        <text:list-item>
                          <text:p text:style-name="P31">KAKO IDE ALGORITAM?</text:p>
                        </text:list-item>
                      </text:list>
                    </text:list-item>
                    <text:list-item>
                      <text:p text:style-name="P33">BITNO: koristi se POSEBNA verzija backward_search() funkcije iz strukture Opp, koja odmah vraća granice za sve suffikse stringa P</text:p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3"><text:span text:style-name="T22">stvaranje mape shortPatterns</text:span></text:p>
                          <text:list>
                            <text:list-item>
                              <text:p text:style-name="P13"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02T13:58:42</dc:date>
    <dc:creator>Martin </dc:creator>
    <meta:editing-duration>P2DT4H47M44S</meta:editing-duration>
    <meta:editing-cycles>229</meta:editing-cycles>
    <meta:document-statistic meta:table-count="0" meta:image-count="0" meta:object-count="0" meta:page-count="5" meta:paragraph-count="134" meta:word-count="1557" meta:character-count="8819"/>
  </office:meta>
</office:document-meta>
</file>